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8">ray dashboard: http://127.0.0.1:8265/</text:p>
      <text:p text:style-name="P3"/>
      <text:p text:style-name="P5">start envision server for a specific scenario</text:p>
      <text:p text:style-name="P3">scl envision start --scenarios baselines/marl_benchmark/scenarios</text:p>
      <text:p text:style-name="P7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5"># Start envision, serve scenario assets out of ./scenarios</text:p>
      <text:p text:style-name="P3">scl envision start --scenarios ./scenarios</text:p>
      <text:p text:style-name="P3"/>
      <text:p text:style-name="P5"># Build all scenario under given directories</text:p>
      <text:p text:style-name="P3">scl scenario build-all ./scenarios ./eval_scenarios</text:p>
      <text:p text:style-name="P3"/>
      <text:p text:style-name="P5"># Rebuild a single scenario, replacing any existing generated assets</text:p>
      <text:p text:style-name="P3">scl scenario build --clean scenarios/loop</text:p>
      <text:p text:style-name="P3"/>
      <text:p text:style-name="P5"># Clean generated scenario artifacts</text:p>
      <text:p text:style-name="P3">scl scenario clean scenarios/loop</text:p>
      <text:p text:style-name="P3"/>
      <text:p text:style-name="P3"/>
      <text:p text:style-name="P3"/>
      <text:p text:style-name="P3"/>
      <text:p text:style-name="P3"/>
      <text:p text:style-name="P4"/>
      <text:p text:style-name="P6">temporarily saved commands:</text:p>
      <text:p text:style-name="P10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10"/>
      <text:p text:style-name="P10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10"/>
      <text:p text:style-name="P10"/>
      <text:p text:style-name="P12">working evaluation:</text:p>
      <text:p text:style-name="P11">python3.7 evaluate.py scenarios/double_merge/cross -f marl_benchmark/agents/ppo/baseline-lane-control.yaml --log_dir ./log/results/run/cross-4/PPO_FrameStack_9c0e9_00000_0_2021-12-09_00-21-45 --checkpoint ./log/results/run/cross-4/PPO_FrameStack_9c0e9_00000_0_2021-12-09_00-21-45/checkpoint_300/checkpoint-3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1-12-09T17:05:01.454148487</dc:date>
    <meta:editing-duration>PT3H50M10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2" meta:paragraph-count="21" meta:word-count="134" meta:character-count="1720" meta:non-whitespace-character-count="1619"/>
  </office:meta>
</office:document-meta>
</file>